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text"/>
  <manifest:file-entry manifest:full-path="Object 10/setting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 manifest:version="1.2" manifest:media-type="application/vnd.oasis.opendocument.text"/>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text"/>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text"/>
  <manifest:file-entry manifest:full-path="Pictures/TablePreview1.svm" manifest:media-type=""/>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 manifest:version="1.2" manifest:media-type="application/vnd.oasis.opendocument.tex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version="1.2" manifest:media-type="application/vnd.oasis.opendocument.tex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tex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pitch="variable" style:font-charset="x-symbol"/>
    <style:font-face style:name="StarSymbol1" svg:font-family="StarSymbol, 'Arial Unicode MS'" style:font-family-generic="roman" style:font-pitch="variable" style:font-charset="x-symbol"/>
    <style:font-face style:name="StarSymbol5" svg:font-family="StarSymbol, 'Arial Unicode MS'" style:font-family-generic="system" style:font-pitch="variable" style:font-charset="x-symbol"/>
    <style:font-face style:name="Courier New1" svg:font-family="'Courier New'" style:font-family-generic="modern" style:font-pitch="fixed"/>
    <style:font-face style:name="Courier1" svg:font-family="Courier, 'Courier New'" style:font-family-generic="modern" style:font-pitch="fixed"/>
    <style:font-face style:name="Arial2" svg:font-family="Arial" style:font-pitch="variable"/>
    <style:font-face style:name="URW Gothic L" svg:font-family="'URW Gothic L'" style:font-pitch="variable"/>
    <style:font-face style:name="Arial3" svg:font-family="Arial" style:font-family-generic="modern" style:font-pitch="variable"/>
    <style:font-face style:name="Courier New" svg:font-family="'Courier New'" style:font-family-generic="modern" style:font-pitch="variable"/>
    <style:font-face style:name="Courier" svg:font-family="Courier, '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helvetica" svg:font-family="helvetica, Arial" style:font-family-generic="swiss" style:font-pitch="variable"/>
    <style:font-face style:name="Arial4"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tarSymbol4" svg:font-family="StarSymbol, 'Arial Unicode MS'"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le-draw-aspect="1"/>
    </style:style>
    <style:style style:name="gr2" style:family="graphic">
      <style:graphic-properties style:protect="size"/>
    </style:style>
    <style:style style:name="gr3" style:family="graphic" style:parent-style-name="standard">
      <style:graphic-properties draw:fill-color="#cccccc" draw:fill-image-width="1cm" draw:fill-image-height="1cm" draw:textarea-horizontal-align="center" draw:textarea-vertical-align="middle"/>
    </style:style>
    <style:style style:name="gr4" style:family="graphic" style:parent-style-name="standard">
      <style:graphic-properties draw:fill-color="#ffffff" draw:fill-image-width="1cm" draw:fill-image-height="1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draw:fill="none" draw:fill-color="#ffffff" fo:min-height="2.642cm"/>
    </style:style>
    <style:style style:name="gr7" style:family="graphic" style:parent-style-name="standard">
      <style:graphic-properties draw:stroke="solid" draw:fill="none" draw:fill-color="#ffffff" fo:min-height="1.984cm"/>
    </style:style>
    <style:style style:name="gr8" style:family="graphic" style:parent-style-name="standard">
      <style:graphic-properties draw:stroke="none" draw:fill="none" fo:min-height="18.876cm"/>
    </style:style>
    <style:style style:name="gr9" style:family="graphic" style:parent-style-name="standard">
      <style:graphic-properties draw:stroke="none" draw:fill="none" fo:min-height="15.928cm"/>
    </style:style>
    <style:style style:name="gr10" style:family="graphic" style:parent-style-name="standard">
      <style:graphic-properties draw:stroke="none" draw:fill="none" fo:min-height="12.296cm"/>
    </style:style>
    <style:style style:name="gr11" style:family="graphic" style:parent-style-name="standard">
      <style:graphic-properties draw:stroke="none" draw:fill="none" fo:min-height="19.431cm"/>
    </style:style>
    <style:style style:name="gr12" style:family="graphic" style:parent-style-name="standard">
      <style:graphic-properties draw:stroke="none" svg:stroke-color="#000000" draw:fill="none" draw:fill-color="#ffffff" draw:auto-grow-height="true" draw:auto-grow-width="false" fo:max-height="0cm" fo:min-height="14.982cm"/>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draw:fill="none" fo:min-height="17.777cm"/>
    </style:style>
    <style:style style:name="gr15" style:family="graphic" style:parent-style-name="standard">
      <style:graphic-properties draw:stroke="none" draw:fill="none" fo:min-height="13.511cm"/>
    </style:style>
    <style:style style:name="pr1" style:family="presentation" style:parent-style-name="Standard-title">
      <style:graphic-properties draw:auto-grow-height="true" fo:min-height="3.507cm"/>
    </style:style>
    <style:style style:name="pr2" style:family="presentation" style:parent-style-name="Standard-notes">
      <style:graphic-properties draw:fill-color="#ffffff" fo:min-height="13.114cm"/>
    </style:style>
    <style:style style:name="pr3" style:family="presentation" style:parent-style-name="Standard-title">
      <style:graphic-properties draw:auto-grow-height="true" fo:min-height="2.172cm"/>
    </style:style>
    <style:style style:name="pr4" style:family="presentation" style:parent-style-name="Standard-outline1">
      <style:graphic-properties fo:min-height="13.61cm"/>
    </style:style>
    <style:style style:name="pr5" style:family="presentation" style:parent-style-name="Standard-notes">
      <style:graphic-properties draw:fill-color="#ffffff" fo:min-height="13.364cm"/>
    </style:style>
    <style:style style:name="pr6" style:family="presentation" style:parent-style-name="Standard-title">
      <style:graphic-properties fo:min-height="3.256cm"/>
    </style:style>
    <style:style style:name="pr7" style:family="presentation" style:parent-style-name="Standard-outline1" style:list-style-name="L3">
      <style:graphic-properties fo:min-height="13.61cm"/>
    </style:style>
    <style:style style:name="pr8" style:family="presentation" style:parent-style-name="Standard-title">
      <style:graphic-properties draw:auto-grow-height="true" fo:min-height="1.7cm"/>
    </style:style>
    <style:style style:name="pr9" style:family="presentation" style:parent-style-name="Standard-title">
      <style:graphic-properties fo:min-height="1.974cm"/>
    </style:style>
    <style:style style:name="pr10" style:family="presentation" style:parent-style-name="Standard-title">
      <style:graphic-properties fo:min-height="2.047cm"/>
    </style:style>
    <style:style style:name="pr11" style:family="presentation" style:parent-style-name="Standard-outline1">
      <style:graphic-properties fo:min-height="11.929cm"/>
    </style:style>
    <style:style style:name="pr12" style:family="presentation" style:parent-style-name="Standard-title">
      <style:graphic-properties fo:min-height="1.829cm"/>
    </style:style>
    <style:style style:name="co1" style:family="table-column">
      <style:table-column-properties style:column-width="11.527cm" style:use-optimal-column-width="false"/>
    </style:style>
    <style:style style:name="co2" style:family="table-column">
      <style:table-column-properties style:column-width="2.97cm" style:use-optimal-column-width="false"/>
    </style:style>
    <style:style style:name="co3" style:family="table-column">
      <style:table-column-properties style:column-width="4.125cm" style:use-optimal-column-width="false"/>
    </style:style>
    <style:style style:name="co4" style:family="table-column">
      <style:table-column-properties style:column-width="4.436cm" style:use-optimal-column-width="false"/>
    </style:style>
    <style:style style:name="co5" style:family="table-column">
      <style:table-column-properties style:column-width="3.98cm" style:use-optimal-column-width="false"/>
    </style:style>
    <style:style style:name="ro1" style:family="table-row">
      <style:table-row-properties style:row-height="1.992cm"/>
    </style:style>
    <style:style style:name="ro2" style:family="table-row">
      <style:table-row-properties style:row-height="1.991cm"/>
    </style:style>
    <style:style style:name="ce1" style:family="table-cell">
      <style:graphic-properties style:repeat="repeat"/>
      <style:text-properties style:font-name="helvetica" fo:font-size="24pt" style:font-size-asian="24pt" style:font-name-complex="helvetica" style:font-size-complex="24pt"/>
    </style:style>
    <style:style style:name="ce2" style:family="table-cell">
      <style:graphic-properties style:repeat="repeat"/>
      <style:text-properties fo:font-size="24pt" style:font-size-asian="24pt" style:font-size-complex="24pt"/>
    </style:style>
    <style:style style:name="P1" style:family="paragraph">
      <style:paragraph-properties fo:text-align="center"/>
      <style:text-properties fo:font-size="12pt"/>
    </style:style>
    <style:style style:name="P2" style:family="paragraph">
      <style:text-properties style:font-name="URW Gothic L" fo:font-size="20pt" style:font-size-asian="20pt" style:font-size-complex="20pt"/>
    </style:style>
    <style:style style:name="P3" style:family="paragraph">
      <style:text-properties fo:font-size="28pt" style:font-size-asian="28pt" style:font-size-complex="28pt"/>
    </style:style>
    <style:style style:name="P4" style:family="paragraph">
      <style:text-properties style:font-name="Courier New1" fo:font-size="26pt" fo:font-weight="bold" style:font-size-asian="26pt" style:font-weight-asian="bold" style:font-size-complex="26pt" style:font-weight-complex="bold"/>
    </style:style>
    <style:style style:name="P5" style:family="paragraph">
      <style:paragraph-properties fo:margin-left="0.499cm" fo:margin-right="2cm" fo:text-indent="-0.499cm"/>
    </style:style>
    <style:style style:name="P6" style:family="paragraph">
      <style:text-properties fo:font-size="24pt" style:font-size-asian="24pt" style:font-size-complex="24pt"/>
    </style:style>
    <style:style style:name="P7" style:family="paragraph">
      <style:paragraph-properties fo:margin-left="0.499cm" fo:margin-right="0cm" fo:text-indent="-0.499cm"/>
    </style:style>
    <style:style style:name="P8" style:family="paragraph">
      <style:text-properties fo:font-size="22pt" style:font-size-asian="22pt" style:font-size-complex="22pt"/>
    </style:style>
    <style:style style:name="P9" style:family="paragraph">
      <style:text-properties style:font-name="Courier New1" fo:font-size="22pt" fo:font-style="normal" fo:font-weight="normal" style:font-size-asian="22pt" style:font-style-asian="normal" style:font-weight-asian="normal" style:font-size-complex="22pt" style:font-style-complex="normal" style:font-weight-complex="normal"/>
    </style:style>
    <style:style style:name="P10" style:family="paragraph">
      <style:paragraph-properties fo:text-align="center"/>
    </style:style>
    <style:style style:name="T1" style:family="text">
      <style:text-properties style:font-name="URW Gothic L" fo:font-size="20pt" style:font-size-asian="20pt" style:font-size-complex="20pt"/>
    </style:style>
    <style:style style:name="T2" style:family="text">
      <style:text-properties style:font-name="Helvetica" fo:font-size="12pt" fo:language="en" fo:country="US" style:language-asian="en" style:country-asian="US" style:font-name-complex="Helvetica" style:font-size-complex="12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style:font-name="Courier New1" fo:font-size="26pt" fo:font-weight="bold" style:font-size-asian="26pt" style:font-weight-asian="bold" style:font-size-complex="26pt" style:font-weight-complex="bold"/>
    </style:style>
    <style:style style:name="T6" style:family="text">
      <style:text-properties style:font-name="helvetica" fo:font-size="24pt" style:font-size-asian="24pt" style:font-name-complex="helvetica" style:font-size-complex="24pt"/>
    </style:style>
    <style:style style:name="T7" style:family="text">
      <style:text-properties fo:font-size="24pt" style:text-underline-style="solid" style:text-underline-width="auto" style:text-underline-color="font-color" style:font-size-asian="24pt" style:font-size-complex="24pt"/>
    </style:style>
    <style:style style:name="T8" style:family="text">
      <style:text-properties fo:font-size="26pt" style:font-size-asian="26pt" style:font-size-complex="26pt"/>
    </style:style>
    <style:style style:name="T9" style:family="text">
      <style:text-properties fo:font-size="22pt" style:font-size-asian="22pt" style:font-size-complex="22pt"/>
    </style:style>
    <style:style style:name="T10" style:family="text">
      <style:text-properties style:font-name="Arial1" fo:font-size="22pt" fo:language="en" fo:country="US" style:font-size-asian="22pt" style:language-asian="en" style:country-asian="US" style:font-size-complex="22pt"/>
    </style:style>
    <style:style style:name="T11" style:family="text">
      <style:text-properties style:font-name="Arial1" fo:font-size="22pt" fo:language="en" fo:country="US" style:font-size-asian="22pt" style:language-asian="en" style:country-asian="US" style:font-name-complex="Courier1" style:font-size-complex="22pt"/>
    </style:style>
    <style:style style:name="T12" style:family="text">
      <style:text-properties style:font-name="Arial1" fo:font-size="22pt" fo:language="en" fo:country="US" style:font-size-asian="22pt" style:language-asian="en" style:country-asian="US" style:font-name-complex="Helvetica" style:font-size-complex="22pt"/>
    </style:style>
    <style:style style:name="T13" style:family="text">
      <style:text-properties style:font-name="Courier New1" fo:font-size="22pt" fo:font-style="normal" fo:font-weight="normal" style:font-size-asian="22pt" style:font-style-asian="normal" style:font-weight-asian="normal" style:font-size-complex="22pt" style:font-style-complex="normal" style:font-weight-complex="normal"/>
    </style:style>
    <style:style style:name="T14" style:family="text">
      <style:text-properties style:font-name="Courier New1" fo:font-size="22pt" fo:font-style="normal" fo:font-weight="bold" style:font-size-asian="22pt" style:font-style-asian="normal" style:font-weight-asian="bold" style:font-size-complex="22pt" style:font-style-complex="normal" style:font-weight-complex="bold"/>
    </style:style>
    <style:style style:name="T15" style:family="text">
      <style:text-properties fo:font-size="28pt" style:text-underline-style="solid" style:text-underline-width="auto" style:text-underline-color="font-color" style:font-size-asian="28pt" style:font-size-complex="28pt"/>
    </style:style>
    <style:style style:name="T16" style:family="text">
      <style:text-properties fo:font-size="28pt" style:text-underline-style="none"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507cm" svg:x="1.4cm" svg:y="0.837cm" presentation:class="title">
          <draw:text-box>
            <text:p>Klassen in Java</text:p>
          </draw:text-box>
        </draw:frame>
        <draw:frame draw:style-name="gr1" draw:layer="layout" svg:width="24.713cm" svg:height="13.874cm" svg:x="2.055cm" svg:y="5.552cm">
          <t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5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office:forms form:automatic-focus="false" form:apply-design-mode="false"/>
        <draw:g>
          <draw:ellipse draw:style-name="gr3" draw:text-style-name="P1" draw:layer="layout" svg:width="8.557cm" svg:height="8.88cm" svg:x="1.269cm" svg:y="9.025cm">
            <text:p/>
          </draw:ellipse>
          <draw:ellipse draw:style-name="gr4" draw:text-style-name="P1" draw:layer="layout" svg:width="3.267cm" svg:height="3.234cm" svg:x="3.937cm" svg:y="11.81cm">
            <text:p/>
          </draw:ellipse>
          <draw:ellipse draw:style-name="gr5" draw:text-style-name="P1" draw:layer="layout" svg:width="0.839cm" svg:height="0.568cm" svg:x="4.435cm" svg:y="12.32cm">
            <text:p/>
          </draw:ellipse>
          <draw:ellipse draw:style-name="gr5" draw:text-style-name="P1" draw:layer="layout" svg:width="0.598cm" svg:height="0.62cm" svg:x="5.077cm" svg:y="13.723cm">
            <text:p/>
          </draw:ellipse>
          <draw:rect draw:style-name="gr5" draw:text-style-name="P1" draw:layer="layout" svg:width="0.691cm" svg:height="0.618cm" svg:x="5.514cm" svg:y="12.473cm">
            <text:p/>
          </draw:rect>
          <draw:rect draw:style-name="gr5" draw:text-style-name="P1" draw:layer="layout" svg:width="0.494cm" svg:height="0.62cm" svg:x="6.204cm" svg:y="13.507cm">
            <text:p/>
          </draw:rect>
          <draw:line draw:style-name="gr5" draw:text-style-name="P1" draw:layer="layout" svg:x1="1.963cm" svg:y1="10.973cm" svg:x2="4.188cm" svg:y2="12.562cm">
            <text:p/>
          </draw:line>
          <draw:line draw:style-name="gr5" draw:text-style-name="P1" draw:layer="layout" svg:x1="7.205cm" svg:y1="13.399cm" svg:x2="9.779cm" svg:y2="13.399cm">
            <text:p/>
          </draw:line>
          <draw:line draw:style-name="gr5" draw:text-style-name="P1" draw:layer="layout" svg:x1="7.945cm" svg:y1="9.844cm" svg:x2="6.414cm" svg:y2="12.207cm">
            <text:p/>
          </draw:line>
          <draw:line draw:style-name="gr5" draw:text-style-name="P1" draw:layer="layout" svg:x1="4.532cm" svg:y1="9.178cm" svg:x2="5.425cm" svg:y2="11.898cm">
            <text:p/>
          </draw:line>
          <draw:line draw:style-name="gr5" draw:text-style-name="P1" draw:layer="layout" svg:x1="1.369cm" svg:y1="14.338cm" svg:x2="4.037cm" svg:y2="13.672cm">
            <text:p/>
          </draw:line>
          <draw:line draw:style-name="gr5" draw:text-style-name="P1" draw:layer="layout" svg:x1="5.374cm" svg:y1="14.798cm" svg:x2="5.374cm" svg:y2="17.724cm">
            <text:p/>
          </draw:line>
          <draw:line draw:style-name="gr5" draw:text-style-name="P1" draw:layer="layout" svg:x1="6.663cm" svg:y1="14.596cm" svg:x2="8.293cm" svg:y2="16.851cm">
            <text:p/>
          </draw:line>
          <draw:caption draw:style-name="gr6" draw:text-style-name="P2" draw:layer="layout" svg:width="10.665cm" svg:height="2.892cm" svg:x="16.156cm" svg:y="10.717cm" draw:caption-point-x="-9.842cm" draw:caption-point-y="-0.305cm">
            <text:p><text:span text:style-name="T1">Öffentl. Methoden</text:span></text:p>
          </draw:caption>
          <draw:caption draw:style-name="gr7" draw:text-style-name="P2" draw:layer="layout" svg:width="8.406cm" svg:height="2.234cm" svg:x="16.262cm" svg:y="13.866cm" draw:caption-point-x="-10.444cm" draw:caption-point-y="-1.03cm">
            <text:p><text:span text:style-name="T1">Private Daten</text:span></text:p>
          </draw:caption>
        </draw:g>
        <draw:frame presentation:style-name="pr1" draw:layer="layout" svg:width="25.199cm" svg:height="3.507cm" svg:x="1.4cm" svg:y="0.837cm" presentation:class="title" presentation:user-transformed="true">
          <draw:text-box>
            <text:p>classes – information hiding<text:line-break/><text:span text:style-name="T2"><text:a xlink:href="http://web2.java.sun.com/docs/books/tutorial/java/concepts/class.html" xlink:type="simple">http://web2.java.sun.com/docs/books/tutorial/java/concepts/class.html</text:a></text:span></text:p>
          </draw:text-box>
        </draw:frame>
        <presentation:notes draw:style-name="dp2">
          <draw:page-thumbnail draw:style-name="gr2" draw:layer="layout" svg:width="14.848cm" svg:height="11.135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2.172cm" svg:x="1.328cm" svg:y="0.257cm" presentation:class="title" presentation:user-transformed="true">
          <draw:text-box>
            <text:p>Klassenkopf</text:p>
          </draw:text-box>
        </draw:frame>
        <draw:frame presentation:style-name="pr4" draw:text-style-name="P3" draw:layer="layout" svg:width="25.199cm" svg:height="15.383cm" svg:x="1.4cm" svg:y="2.413cm" presentation:class="outline" presentation:user-transformed="true">
          <draw:text-box>
            <text:list text:style-name="L2">
              <text:list-item>
                <text:p><text:span text:style-name="T3">Der Klassenkopf beinhaltet die der gesamten Klasse zugeordneten Attribute, den Klassennamen und ggf. eine Basisklasse bzw. zu implementierende Interfaces.</text:span></text:p>
              </text:list-item>
              <text:list-item>
                <text:p><text:span text:style-name="T3">Attribute werden über sog. Modifier festgelegt:</text:span></text:p>
              </text:list-item>
              <text:list-item>
                <text:p><text:span text:style-name="T3">public: Es handelt sich um eine öffentliche Klasse, fällt public weg, ist die Klasse innerhalb des »Packages« sichtbar. Public ist ein Sichtbarkeitsmodifikator, weitere sind private und protected. </text:span></text:p>
              </text:list-item>
              <text:list-item>
                <text:p><text:span text:style-name="T3">abstact: Die Klasse wird als abstakte Klasse gekennzeichnet. Auch wenn sie keine abstrakten Methoden enthält, gilt die Klasse damit als abstrakte Klasse, es können keine Instanzen von ihr erzeugt werden, wohl aber können von ihr weitere Klassen abgeleitet werden. Die Klasse bedarf der Verfeinerung.</text:span></text:p>
              </text:list-item>
              <text:list-item>
                <text:p><text:span text:style-name="T3">final: Es können Instanzen erzeugt werden, aber keine Klassen von dieser Klasse abgeleitet werden.</text:span></text:p>
              </text:list-item>
            </text:list>
          </draw:text-box>
        </draw:frame>
        <presentation:notes draw:style-name="dp2">
          <draw:page-thumbnail draw:style-name="gr2" draw:layer="layout" svg:width="14.848cm" svg:height="11.135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1" draw:layer="layout" svg:width="26.304cm" svg:height="7.832cm" svg:x="0.543cm" svg:y="0.696cm">
          <text:p/>
          <draw:object xlink:href="./Object 3" xlink:type="simple" xlink:show="embed" xlink:actuate="onLoad"/>
          <draw:image xlink:href="./ObjectReplacements/Object 3" xlink:type="simple" xlink:show="embed" xlink:actuate="onLoad"/>
        </draw:frame>
        <draw:frame presentation:style-name="pr4" draw:layer="layout" svg:width="25.199cm" svg:height="12.179cm" svg:x="1.328cm" svg:y="7.901cm" presentation:class="outline" presentation:user-transformed="true">
          <draw:text-box>
            <text:list text:style-name="L2">
              <text:list-item>
                <text:p>extends: erbt von Basisklasse</text:p>
              </text:list-item>
              <text:list-item>
                <text:p>implements: implementiert ein Interface</text:p>
                <text:list>
                  <text:list-item>
                    <text:p><text:span text:style-name="T4">Interfaces sind Konstruke, ähnlich Klassen, aber ohne Instanzdaten und ohne implementierte Methoden.</text:span></text:p>
                  </text:list-item>
                  <text:list-item>
                    <text:p><text:span text:style-name="T4">Eine Klasse, die ein Interface implementiert, muss alle Methoden des Interfaces implementieren.</text:span></text:p>
                  </text:list-item>
                  <text:list-item>
                    <text:p><text:span text:style-name="T4">Ein Objekt ist dann vom eigenen Klassentyp, vom Typ der Basisklasse und wiederum deren Basisklassen in einer Vererbungslinie, und vom Typ der implementierten Interfaces.</text:span></text:p>
                  </text:list-item>
                  <text:list-item>
                    <text:p><text:span text:style-name="T4">Eine Klasse kann immer nur von einer Klasse erben, aber beliebig viele Interfaces implementieren.</text:span></text:p>
                  </text:list-item>
                </text:list>
              </text:list-item>
            </text:list>
          </draw:text-box>
        </draw:frame>
        <presentation:notes draw:style-name="dp2">
          <draw:page-thumbnail draw:style-name="gr2" draw:layer="layout" svg:width="14.848cm" svg:height="11.135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Standard">
        <office:forms form:automatic-focus="false" form:apply-design-mode="false"/>
        <draw:frame draw:style-name="gr8" draw:layer="layout" svg:width="26.91cm" svg:height="19.126cm" svg:x="0.568cm" svg:y="1.133cm">
          <draw:text-box>
            <text:list text:style-name="L1">
              <text:list-item>
                <text:p><text:span text:style-name="T3">Interfaces können voneinander erben.</text:span></text:p>
              </text:list-item>
              <text:list-item>
                <text:p><text:span text:style-name="T3">Werden mehrere Interfaces implementiert, so werden sie durch Komma voneinander getrennt.</text:span></text:p>
              </text:list-item>
              <text:list-item>
                <text:p><text:span text:style-name="T3">Es gibt auch Interfaces, die leer sind, man spricht dann <text:s/>von einem „Markerinterface“(zB. Serializable).</text:span></text:p>
              </text:list-item>
            </text:list>
            <text:p/>
            <text:p/>
            <text:p><text:tab/><text:span text:style-name="T5">public class Address extends Object </text:span></text:p>
            <text:p><text:span text:style-name="T5"><text:tab/></text:span><text:span text:style-name="T5"><text:tab/></text:span><text:span text:style-name="T5"><text:tab/></text:span><text:span text:style-name="T5"><text:tab/></text:span><text:span text:style-name="T5">implements Externalizable,</text:span></text:p>
            <text:p><text:span text:style-name="T5"><text:s text:c="20"/></text:span><text:span text:style-name="T5">Transferable</text:span></text:p>
            <text:p><text:span text:style-name="T5"><text:tab/></text:span><text:span text:style-name="T5">{</text:span></text:p>
            <text:p><text:span text:style-name="T5"><text:tab/></text:span><text:span text:style-name="T5"><text:tab/></text:span><text:span text:style-name="T5">. . .</text:span></text:p>
            <text:p><text:span text:style-name="T5"><text:tab/></text:span><text:span text:style-name="T5">}</text:span></text:p>
          </draw:text-box>
        </draw:frame>
        <presentation:notes draw:style-name="dp2">
          <draw:page-thumbnail draw:style-name="gr2" draw:layer="layout" svg:width="14.848cm" svg:height="11.135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Standard">
        <office:forms form:automatic-focus="false" form:apply-design-mode="false"/>
        <presentation:notes draw:style-name="dp2">
          <office:forms form:automatic-focus="false" form:apply-design-mode="false"/>
          <draw:page-thumbnail draw:style-name="gr2" draw:layer="layout" svg:width="14.848cm" svg:height="11.135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9">
        <office:forms form:automatic-focus="false" form:apply-design-mode="false"/>
        <draw:frame presentation:style-name="pr6" draw:layer="layout" svg:width="25.199cm" svg:height="3.256cm" svg:x="1.4cm" svg:y="0.962cm" presentation:class="title" presentation:user-transformed="true">
          <draw:text-box>
            <text:p>Beispiel Interface WindowListener</text:p>
          </draw:text-box>
        </draw:frame>
        <draw:frame draw:style-name="gr9" draw:text-style-name="P4" draw:layer="layout" svg:width="23.169cm" svg:height="16.178cm" svg:x="1.965cm" svg:y="4.822cm">
          <draw:text-box>
            <text:p><text:span text:style-name="T5">public interface WindowListener</text:span></text:p>
            <text:p><text:span text:style-name="T5">extends EventListener</text:span></text:p>
            <text:p><text:span text:style-name="T5">{</text:span></text:p>
            <text:p><text:span text:style-name="T5"><text:s/></text:span><text:span text:style-name="T5">void windowActivated(WindowEvent e);</text:span></text:p>
            <text:p><text:span text:style-name="T5"><text:s/></text:span><text:span text:style-name="T5">void windowClosed(WindowEvent e);</text:span></text:p>
            <text:p><text:span text:style-name="T5"><text:s/></text:span><text:span text:style-name="T5">void windowClosing(WindowEvent e);</text:span></text:p>
            <text:p><text:span text:style-name="T5"><text:s/></text:span><text:span text:style-name="T5">void windowDeactivated(WindowEvent e);</text:span></text:p>
            <text:p><text:span text:style-name="T5"><text:s/></text:span><text:span text:style-name="T5">void windowDeiconified(WindowEvent e);</text:span></text:p>
            <text:p><text:span text:style-name="T5"><text:s/></text:span><text:span text:style-name="T5">void windowIconified(WindowEvent e);</text:span></text:p>
            <text:p><text:span text:style-name="T5"><text:s/></text:span><text:span text:style-name="T5">void windowOpened(WindowEvent e);</text:span></text:p>
            <text:p><text:span text:style-name="T5">}</text:span></text:p>
            <text:p><text:span text:style-name="T5"/></text:p>
            <text:p><text:span text:style-name="T5">→ </text:span><text:span text:style-name="T5">s. 19</text:span></text:p>
          </draw:text-box>
        </draw:frame>
        <presentation:notes draw:style-name="dp2">
          <draw:page-thumbnail draw:style-name="gr2" draw:layer="layout" svg:width="14.848cm" svg:height="11.135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7cm" svg:x="1.4cm" svg:y="0.837cm" presentation:class="title">
          <draw:text-box>
            <text:p>Klassenkörper</text:p>
          </draw:text-box>
        </draw:frame>
        <draw:frame presentation:style-name="pr7" draw:layer="layout" svg:width="25.199cm" svg:height="13.86cm" svg:x="1.4cm" svg:y="4.914cm" presentation:class="outline" presentation:user-transformed="true">
          <draw:text-box>
            <text:list text:style-name="L3">
              <text:list-item>
                <text:p text:style-name="P5">Der Klassenkörper beschreibt sowohl die Instanzvariablen, deren Werte den Status der Objekte bilden, als auch die Methoden, die das Verhalten beschreiben und die öffentliche Schnittstelle bilden sowie Konstanten.</text:p>
              </text:list-item>
              <text:list-item>
                <text:p>In Ausnahmen kann es auch öffentliche Variablen oder nicht öffentliche Methoden geben.</text:p>
              </text:list-item>
              <text:list-item>
                <text:p>Eine Klasse kann auch wieder Klassendeklarationen enthalten, sog. inner classes. Sie spielen beim Eventhandling eine besondere Rolle.</text:p>
              </text:list-item>
            </text:list>
          </draw:text-box>
        </draw:frame>
        <presentation:notes draw:style-name="dp2">
          <draw:page-thumbnail draw:style-name="gr2" draw:layer="layout" svg:width="14.848cm" svg:height="11.135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19">
        <office:forms form:automatic-focus="false" form:apply-design-mode="false"/>
        <draw:frame presentation:style-name="pr1" draw:layer="layout" svg:width="25.199cm" svg:height="3.507cm" svg:x="1.473cm" svg:y="0cm" presentation:class="title" presentation:user-transformed="true">
          <draw:text-box>
            <text:p>Die Membervereinbarung<text:line-break/><text:span text:style-name="T4"> (nicht vollständig)</text:span></text:p>
          </draw:text-box>
        </draw:frame>
        <draw:frame draw:style-name="gr1" draw:layer="layout" svg:width="26.81cm" svg:height="15.766cm" svg:x="0.543cm" svg:y="4.276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5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Anmerkungen zu Datenmember</text:p>
          </draw:text-box>
        </draw:frame>
        <draw:frame presentation:style-name="pr4" draw:layer="layout" svg:width="26.073cm" svg:height="13.86cm" svg:x="1.4cm" svg:y="4.914cm" presentation:class="outline" presentation:user-transformed="true">
          <draw:text-box>
            <text:list text:style-name="L2">
              <text:list-item>
                <text:p>Man nennt sie in Java instance data.</text:p>
              </text:list-item>
              <text:list-item>
                <text:p>Instanzdaten können im Gegensatz zu den C++ DatenMembern in der Klasse initialisiert werden.</text:p>
              </text:list-item>
              <text:list-item>
                <text:p>Instanzdaten werden automatisch mit 0 initialisiert.</text:p>
              </text:list-item>
              <text:list-item>
                <text:p>Jedes Member hat seine eigene Sichtbarkeit, es gibt keine Gruppen oder Bereiche, wie in C++.</text:p>
                <text:p/>
              </text:list-item>
            </text:list>
          </draw:text-box>
        </draw:frame>
        <presentation:notes draw:style-name="dp2">
          <draw:page-thumbnail draw:style-name="gr2" draw:layer="layout" svg:width="14.848cm" svg:height="11.135cm" svg:x="3.075cm" svg:y="2.257cm" draw:page-number="10" presentation:class="page"/>
          <draw:frame presentation:style-name="pr2"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19">
        <office:forms form:automatic-focus="false" form:apply-design-mode="false"/>
        <draw:frame presentation:style-name="pr1" draw:layer="layout" svg:width="25.199cm" svg:height="3.507cm" svg:x="1.4cm" svg:y="0.837cm" presentation:class="title" presentation:user-transformed="true">
          <draw:text-box>
            <text:p>Die Sichtbarkeit von Member</text:p>
          </draw:text-box>
        </draw:frame>
        <draw:frame draw:style-name="standard" draw:layer="layout" svg:width="27.037cm" svg:height="10.327cm" svg:x="0.544cm" svg:y="4.49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6">Situation</text:span></text:p>
              </table:table-cell>
              <table:table-cell>
                <text:p><text:span text:style-name="T6">public</text:span></text:p>
              </table:table-cell>
              <table:table-cell>
                <text:p><text:span text:style-name="T6">protected</text:span></text:p>
              </table:table-cell>
              <table:table-cell>
                <text:p><text:span text:style-name="T6">Package</text:span></text:p>
                <text:p><text:span text:style-name="T6">(default)</text:span></text:p>
              </table:table-cell>
              <table:table-cell table:style-name="ce2">
                <text:p><text:span text:style-name="T4">private</text:span></text:p>
              </table:table-cell>
            </table:table-row>
            <table:table-row table:style-name="ro1" table:default-cell-style-name="ce1">
              <table:table-cell>
                <text:p><text:span text:style-name="T6">Same class</text:span></text:p>
              </table:table-cell>
              <table:table-cell>
                <text:p><text:span text:style-name="T6">yes</text:span></text:p>
              </table:table-cell>
              <table:table-cell>
                <text:p><text:span text:style-name="T6">yes</text:span></text:p>
              </table:table-cell>
              <table:table-cell>
                <text:p><text:span text:style-name="T6">Yes</text:span></text:p>
              </table:table-cell>
              <table:table-cell table:style-name="ce2">
                <text:p><text:span text:style-name="T4">Yes</text:span></text:p>
              </table:table-cell>
            </table:table-row>
            <table:table-row table:style-name="ro1" table:default-cell-style-name="ce1">
              <table:table-cell>
                <text:p><text:span text:style-name="T6">Class in same package</text:span></text:p>
              </table:table-cell>
              <table:table-cell>
                <text:p><text:span text:style-name="T6">yes</text:span></text:p>
              </table:table-cell>
              <table:table-cell>
                <text:p><text:span text:style-name="T6">yes</text:span></text:p>
              </table:table-cell>
              <table:table-cell>
                <text:p><text:span text:style-name="T6">yes</text:span></text:p>
              </table:table-cell>
              <table:table-cell table:style-name="ce2">
                <text:p><text:span text:style-name="T4">no</text:span></text:p>
              </table:table-cell>
            </table:table-row>
            <table:table-row table:style-name="ro1" table:default-cell-style-name="ce1">
              <table:table-cell>
                <text:p><text:span text:style-name="T6">Subclass in different pack.</text:span></text:p>
              </table:table-cell>
              <table:table-cell>
                <text:p><text:span text:style-name="T6">yes</text:span></text:p>
              </table:table-cell>
              <table:table-cell>
                <text:p><text:span text:style-name="T6">yes</text:span></text:p>
              </table:table-cell>
              <table:table-cell>
                <text:p><text:span text:style-name="T6">no</text:span></text:p>
              </table:table-cell>
              <table:table-cell table:style-name="ce2">
                <text:p><text:span text:style-name="T4">no</text:span></text:p>
              </table:table-cell>
            </table:table-row>
            <table:table-row table:style-name="ro2" table:default-cell-style-name="ce1">
              <table:table-cell>
                <text:p><text:span text:style-name="T6">Non Subclass different pack.</text:span></text:p>
              </table:table-cell>
              <table:table-cell>
                <text:p><text:span text:style-name="T6">yes</text:span></text:p>
              </table:table-cell>
              <table:table-cell>
                <text:p><text:span text:style-name="T6">no</text:span></text:p>
              </table:table-cell>
              <table:table-cell>
                <text:p><text:span text:style-name="T6">no</text:span></text:p>
              </table:table-cell>
              <table:table-cell table:style-name="ce2">
                <text:p><text:span text:style-name="T4">no</text:span></text:p>
              </table:table-cell>
            </table:table-row>
          </table:table>
          <draw:image xlink:href="Pictures/TablePreview1.svm" xlink:type="simple" xlink:show="embed" xlink:actuate="onLoad"/>
        </draw:frame>
        <presentation:notes draw:style-name="dp2">
          <draw:page-thumbnail draw:style-name="gr2" draw:layer="layout" svg:width="14.848cm" svg:height="11.135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8" draw:layer="layout" svg:width="25.199cm" svg:height="1.741cm" svg:x="1.4cm" svg:y="0.237cm" presentation:class="title" presentation:user-transformed="true">
          <draw:text-box>
            <text:p>Methoden</text:p>
          </draw:text-box>
        </draw:frame>
        <draw:frame presentation:style-name="pr4" draw:text-style-name="P6" draw:layer="layout" svg:width="27.075cm" svg:height="20.913cm" svg:x="0.398cm" svg:y="1.813cm" presentation:class="outline" presentation:user-transformed="true">
          <draw:text-box>
            <text:list text:style-name="L2">
              <text:list-item>
                <text:p><text:span text:style-name="T4">[public | protected | private][static][abstract | final][native][syncronized] &lt;returntype&gt; Name &lt;parameterList&gt; [ausnahmeErzeugung] <text:s/>&lt;block&gt;</text:span></text:p>
              </text:list-item>
              <text:list-item>
                <text:p><text:span text:style-name="T4">public, protected, private: regeln die Sichtbarkeit </text:span></text:p>
              </text:list-item>
              <text:list-item>
                <text:p><text:span text:style-name="T4">static: Die Methode hat Klassenbezug, sie ist mit keinem Objekt verbunden, kann auch nicht auf Instanzvariable zugreifen, sondern nur auf statische oder lokale Variable. </text:span><text:span text:style-name="T7">Wichtig!!!</text:span></text:p>
              </text:list-item>
              <text:list-item>
                <text:p><text:span text:style-name="T4">abstact: Die eigentliche Implementierung der Methode erfolgt in einer erbenden Klasse. Der Mechanismus entspricht einer rein virtuellen Funktion in C++.</text:span></text:p>
              </text:list-item>
              <text:list-item>
                <text:p><text:span text:style-name="T4">final: Diese Methoden können in erbenden Klassen nicht überschrieben werden.</text:span></text:p>
              </text:list-item>
              <text:list-item>
                <text:p><text:span text:style-name="T4">synchronized: Während der Ausführung der Methode kann keine andere Methode, die das Objekt verwendet, ausgeführt werden.</text:span></text:p>
              </text:list-item>
              <text:list-item>
                <text:p><text:span text:style-name="T4">Mehrere Methoden mit gleichen Namen, aber unterschiedlicher Signatur (Parameterliste, Returntyp) werden als überladene Funktionen bezeichnet.</text:span></text:p>
              </text:list-item>
            </text:list>
          </draw:text-box>
        </draw:frame>
        <presentation:notes draw:style-name="dp2">
          <draw:page-thumbnail draw:style-name="gr2" draw:layer="layout" svg:width="14.848cm" svg:height="11.135cm" svg:x="3.075cm" svg:y="2.257cm" draw:page-number="12" presentation:class="page"/>
          <draw:frame presentation:style-name="pr2" draw:layer="layout" svg:width="16.799cm" svg:height="13.11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0" draw:layer="layout" svg:width="25.84cm" svg:height="12.546cm" svg:x="1.143cm" svg:y="0.87cm">
          <draw:text-box>
            <text:list text:style-name="L2">
              <text:list-header>
                <text:p/>
              </text:list-header>
              <text:list-item>
                <text:p><text:span text:style-name="T8">Die Implementation einer Methode erfolgt in einem, dem Methodenkopf nachgestellten Block.</text:span></text:p>
              </text:list-item>
              <text:list-item>
                <text:p><text:span text:style-name="T8">Innerhalb einer Vererbungslinie können Methoden überschrieben werden, sie verhalten sich dann wie virtuelle Funktionen.</text:span></text:p>
              </text:list-item>
              <text:list-item>
                <text:p><text:span text:style-name="T8">Regeln über Gültigkeit und Lebensdauer lokaler Variablen entsprechen weitgehend denen von C++.</text:span></text:p>
              </text:list-item>
              <text:list-item>
                <text:p><text:span text:style-name="T8">Lokale Variablen werden nicht automatisch initialisiert, der Compiler prüft aber, ob sie vor ihrer Verwendung einen Wert per Initialisierung oder Wertzuweisung erhalten haben.</text:span></text:p>
              </text:list-item>
            </text:list>
          </draw:text-box>
        </draw:frame>
        <presentation:notes draw:style-name="dp2">
          <draw:page-thumbnail draw:style-name="gr2" draw:layer="layout" svg:width="14.848cm" svg:height="11.135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9" draw:layer="layout" svg:width="25.199cm" svg:height="1.974cm" svg:x="1.509cm" svg:y="1.051cm" presentation:class="title" presentation:user-transformed="true">
          <draw:text-box>
            <text:p>Konstruktoren</text:p>
          </draw:text-box>
        </draw:frame>
        <draw:frame presentation:style-name="pr4" draw:text-style-name="P8" draw:layer="layout" svg:width="25.199cm" svg:height="16.744cm" svg:x="1.975cm" svg:y="4.256cm" presentation:class="outline" presentation:user-transformed="true">
          <draw:text-box>
            <text:list text:style-name="L2">
              <text:list-item>
                <text:p><text:span text:style-name="T9">Konstruktoren sind spezielle Methoden, die der Initialisierung der Instanzvariablen bei der Objekterzeugung dienen.</text:span></text:p>
              </text:list-item>
              <text:list-item>
                <text:p><text:span text:style-name="T9">Wie in C++ tragen sie den Namen der umgebenden Klasse und haben keinen Returntyp wohl aber eine ggf. leere Parameterliste.</text:span></text:p>
              </text:list-item>
              <text:list-item>
                <text:p><text:span text:style-name="T9">Es kann mehrere, überladene Konstruktoren in einer Klasse geben.</text:span></text:p>
              </text:list-item>
              <text:list-item>
                <text:p><text:span text:style-name="T9">Ein dem Konstruktor sehr ähnliches Konstrukt ist der Initialisierer. Er besteht nur aus einem Block und enthält Code zur Initialisierung. Die Übergabe von Parametern ist nicht möglich. Im Gegensatz zu Konstruktoren und Methoden sind in dem Initialisierer Vorwärtsreferenzen auf Klassenebene nicht gestattet. Es kann aber mehrere Initialisierer geben.</text:span></text:p>
              </text:list-item>
              <text:list-item>
                <text:p text:style-name="P7"><text:span text:style-name="T10">Aus einem Konstruktor kann man durch einen Aufruf </text:span></text:p>
                <text:p text:style-name="P7"><text:span text:style-name="T11"><text:s text:c="2"/></text:span><text:span text:style-name="T11">this (&lt;parameterliste&gt;);</text:span><text:span text:style-name="T12"> einen anderen Konstruktor der selben Klasse aufrufen, jedoch muss dieser Aufruf die erste ausführbare Anweisung des Konstruktors sein.</text:span></text:p>
              </text:list-item>
            </text:list>
          </draw:text-box>
        </draw:frame>
        <presentation:notes draw:style-name="dp2">
          <draw:page-thumbnail draw:style-name="gr2" draw:layer="layout" svg:width="14.848cm" svg:height="11.135cm" svg:x="3.075cm" svg:y="2.257cm" draw:page-number="14" presentation:class="page"/>
          <draw:frame presentation:style-name="pr2" draw:layer="layout" svg:width="16.799cm" svg:height="13.114cm" svg:x="2.1cm" svg:y="14.107cm" presentation:class="notes" presentation:placeholder="true">
            <draw:text-box/>
          </draw:frame>
        </presentation:notes>
      </draw:page>
      <draw:page draw:name="page15" draw:style-name="dp1" draw:master-page-name="Standard">
        <office:forms form:automatic-focus="false" form:apply-design-mode="false"/>
        <draw:frame draw:style-name="gr11" draw:text-style-name="P9" draw:layer="layout" svg:width="26.748cm" svg:height="19.681cm" svg:x="0.761cm" svg:y="0.616cm">
          <draw:text-box>
            <text:p><text:span text:style-name="T13">public class Initialisierer</text:span></text:p>
            <text:p><text:span text:style-name="T13">{</text:span></text:p>
            <text:p><text:span text:style-name="T13"/></text:p>
            <text:p><text:span text:style-name="T13"><text:s text:c="2"/></text:span><text:span text:style-name="T13">private String testStr;</text:span></text:p>
            <text:p><text:span text:style-name="T13"/></text:p>
            <text:p><text:span text:style-name="T13"><text:s text:c="2"/></text:span><text:span text:style-name="T13">// Das ist der Initialisierer</text:span></text:p>
            <text:p><text:span text:style-name="T13"><text:s text:c="2"/></text:span><text:span text:style-name="T13">// Er hat einen Koerper, aber keinen Kopf</text:span></text:p>
            <text:p><text:span text:style-name="T13"><text:s text:c="2"/></text:span><text:span text:style-name="T14">{</text:span></text:p>
            <text:p><text:span text:style-name="T14"><text:s text:c="4"/></text:span><text:span text:style-name="T14">testStr="Max"+" &amp; "+"Moritz";</text:span></text:p>
            <text:p><text:span text:style-name="T14"><text:s text:c="2"/></text:span><text:span text:style-name="T14">}</text:span></text:p>
            <text:p><text:span text:style-name="T13"/></text:p>
            <text:p><text:span text:style-name="T13"><text:s text:c="2"/></text:span><text:span text:style-name="T13">public String getTestStr()</text:span></text:p>
            <text:p><text:span text:style-name="T13"><text:s text:c="2"/></text:span><text:span text:style-name="T13">{</text:span></text:p>
            <text:p><text:span text:style-name="T13"><text:s text:c="4"/></text:span><text:span text:style-name="T13">return testStr;</text:span></text:p>
            <text:p><text:span text:style-name="T13"><text:s text:c="2"/></text:span><text:span text:style-name="T13">}</text:span></text:p>
            <text:p><text:span text:style-name="T13"/></text:p>
            <text:p><text:span text:style-name="T13"><text:s text:c="2"/></text:span><text:span text:style-name="T13">public static void main(String args[])</text:span></text:p>
            <text:p><text:span text:style-name="T13"><text:s text:c="2"/></text:span><text:span text:style-name="T13">{</text:span></text:p>
            <text:p><text:span text:style-name="T13"><text:s text:c="5"/></text:span><text:span text:style-name="T13">Initialisierer meinObject=new Initialisierer();</text:span></text:p>
            <text:p><text:span text:style-name="T13"><text:s text:c="5"/></text:span><text:span text:style-name="T13">System.out.println(meinObject.getTestStr());</text:span></text:p>
            <text:p><text:span text:style-name="T13"><text:s text:c="2"/></text:span><text:span text:style-name="T13">}</text:span></text:p>
            <text:p><text:span text:style-name="T13">}</text:span></text:p>
          </draw:text-box>
        </draw:frame>
        <presentation:notes draw:style-name="dp2">
          <draw:page-thumbnail draw:style-name="gr2" draw:layer="layout" svg:width="14.848cm" svg:height="11.135cm" svg:x="3.075cm" svg:y="2.257cm" draw:page-number="15" presentation:class="page"/>
          <draw:frame presentation:style-name="pr2" draw:layer="layout" svg:width="16.799cm" svg:height="13.11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 draw:layer="layout" svg:width="25.903cm" svg:height="17.41cm" svg:x="1.205cm" svg:y="2.339cm">
          <text:p/>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5cm" svg:x="3.075cm" svg:y="2.257cm" draw:page-number="16" presentation:class="page"/>
          <draw:frame presentation:style-name="pr2" draw:layer="layout" svg:width="16.799cm" svg:height="13.114cm" svg:x="2.1cm" svg:y="14.107cm" presentation:class="notes" presentation:placeholder="true">
            <draw:text-box/>
          </draw:frame>
        </presentation:notes>
      </draw:page>
      <draw:page draw:name="page17" draw:style-name="dp1" draw:master-page-name="Standard" presentation:presentation-page-layout-name="AL1T19">
        <office:forms form:automatic-focus="false" form:apply-design-mode="false"/>
        <draw:frame presentation:style-name="pr6" draw:layer="layout" svg:width="25.199cm" svg:height="3.481cm" svg:x="1.4cm" svg:y="0.85cm" presentation:class="title" presentation:user-transformed="true">
          <draw:text-box>
            <text:p>Möglichkeiten der Initialisierung von Instanzdaten</text:p>
          </draw:text-box>
        </draw:frame>
        <draw:frame draw:style-name="gr12" draw:text-style-name="P3" draw:layer="layout" svg:width="27.471cm" svg:height="15.232cm" svg:x="0.529cm" svg:y="4.914cm">
          <draw:text-box>
            <text:p><text:span text:style-name="T3">Instanzdaten können durch eine </text:span><text:span text:style-name="T15">gewöhnliche Initialisierung</text:span><text:span text:style-name="T16">,</text:span><text:span text:style-name="T3"> durch einen </text:span><text:span text:style-name="T15">Konstruktor</text:span><text:span text:style-name="T3"> oder einen </text:span><text:span text:style-name="T15">Initialisierer</text:span><text:span text:style-name="T3"> initialisiert werden.</text:span></text:p>
            <text:p><text:span text:style-name="T3">Instanzdaten werden </text:span><text:span text:style-name="T15">automatisch mit 0</text:span><text:span text:style-name="T3"> initialisiert.</text:span></text:p>
            <text:p><text:span text:style-name="T3"/></text:p>
            <text:p><text:span text:style-name="T3">Konstanten werden mit den Modifikatoren static final eingerichtet. Vor ihrer ersten Verwendung müssen sie mit einem Wert belegt worden sein, sie müssen nicht per Initialisierung mit einem Wert belegt werden. Im Sinne eines guten Programmierstils sollten aber doch Konstanten konvetionell initialisiert werden. Der Grund für diese ungewöhnliche Tatsache sind inner classes, die später beschrieben werden.</text:span></text:p>
          </draw:text-box>
        </draw:frame>
        <presentation:notes draw:style-name="dp2">
          <draw:page-thumbnail draw:style-name="gr2" draw:layer="layout" svg:width="14.848cm" svg:height="11.135cm" svg:x="3.075cm" svg:y="2.257cm" draw:page-number="17" presentation:class="page"/>
          <draw:frame presentation:style-name="pr2" draw:layer="layout" svg:width="16.799cm" svg:height="13.114cm" svg:x="2.1cm" svg:y="14.107cm" presentation:class="notes" presentation:placeholder="true">
            <draw:text-box/>
          </draw:frame>
        </presentation:notes>
      </draw:page>
      <draw:page draw:name="page18" draw:style-name="dp1" draw:master-page-name="Standard" presentation:presentation-page-layout-name="AL1T19">
        <office:forms form:automatic-focus="false" form:apply-design-mode="false"/>
        <draw:frame presentation:style-name="pr10" draw:layer="layout" svg:width="25.199cm" svg:height="2.047cm" svg:x="1.618cm" svg:y="0.201cm" presentation:class="title" presentation:user-transformed="true">
          <draw:text-box>
            <text:p>Vererbung</text:p>
          </draw:text-box>
        </draw:frame>
        <draw:frame draw:style-name="gr1" draw:layer="layout" svg:width="26.383cm" svg:height="17.068cm" svg:x="0.898cm" svg:y="2.953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5cm" svg:x="3.075cm" svg:y="2.257cm" draw:page-number="18" presentation:class="page"/>
          <draw:frame presentation:style-name="pr2" draw:layer="layout" svg:width="16.799cm" svg:height="13.114cm" svg:x="2.1cm" svg:y="14.107cm" presentation:class="notes" presentation:placeholder="true">
            <draw:text-box/>
          </draw:frame>
        </presentation:notes>
      </draw:page>
      <draw:page draw:name="page19" draw:style-name="dp1" draw:master-page-name="Standard">
        <office:forms form:automatic-focus="false" form:apply-design-mode="false"/>
        <draw:frame draw:style-name="gr1" draw:layer="layout" svg:width="25.399cm" svg:height="17.252cm" svg:x="1.724cm" svg:y="2.528cm">
          <t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5cm" svg:x="3.075cm" svg:y="2.257cm" draw:page-number="19" presentation:class="page"/>
          <draw:frame presentation:style-name="pr2" draw:layer="layout" svg:width="16.799cm" svg:height="13.11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13" draw:text-style-name="P10" draw:layer="layout" svg:width="8.259cm" svg:height="2.467cm" svg:x="16.617cm" svg:y="11.935cm">
          <text:p text:style-name="P10">Implementiert alle Methoden</text:p>
          <text:p text:style-name="P10">Von Windowlistner</text:p>
          <draw:enhanced-geometry svg:viewBox="0 0 21600 21600" draw:text-areas="800 800 20800 20800" draw:type="round-rectangular-callout" draw:modifiers="-1587.31234866828 -10940.03241491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layer="layout" svg:width="20.361cm" svg:height="18.027cm" svg:x="2.243cm" svg:y="1.495cm">
          <draw:text-box>
            <text:p>import java.awt.*;</text:p>
            <text:p>import java.awt.event.*;</text:p>
            <text:p/>
            <text:p>public class myPanel extends Component implements WindowListener</text:p>
            <text:p>{</text:p>
            <text:p><text:s text:c="2"/>private String myString;</text:p>
            <text:p/>
            <text:p><text:s text:c="2"/>public void windowActivated(WindowEvent e){}</text:p>
            <text:p><text:s text:c="2"/>public void windowClosed(WindowEvent e){}</text:p>
            <text:p><text:s text:c="2"/>public void windowClosing(WindowEvent e){System.exit(1);}</text:p>
            <text:p><text:s text:c="2"/>public void windowDeactivated(WindowEvent e){}</text:p>
            <text:p><text:s text:c="2"/>public void windowDeiconified(WindowEvent e){}</text:p>
            <text:p><text:s text:c="2"/>public void windowIconified(WindowEvent e){}</text:p>
            <text:p><text:s text:c="2"/>public void windowOpened(WindowEvent e){}</text:p>
            <text:p/>
            <text:p><text:s text:c="2"/>@Override</text:p>
            <text:p><text:s text:c="2"/>public Dimension getPreferredSize()</text:p>
            <text:p><text:s text:c="2"/>{</text:p>
            <text:p><text:s text:c="4"/>return new Dimension(400,200);</text:p>
            <text:p><text:s text:c="2"/>}</text:p>
            <text:p/>
            <text:p><text:s text:c="2"/>myPanel(String s)</text:p>
            <text:p><text:s text:c="2"/>{</text:p>
            <text:p><text:s text:c="5"/>myString =s;</text:p>
            <text:p><text:s text:c="2"/>}</text:p>
          </draw:text-box>
        </draw:frame>
        <presentation:notes draw:style-name="dp2">
          <draw:page-thumbnail draw:style-name="gr2" draw:layer="layout" svg:width="14.848cm" svg:height="11.135cm" svg:x="3.075cm" svg:y="2.257cm" draw:page-number="20" presentation:class="page"/>
          <draw:frame presentation:style-name="pr2" draw:layer="layout" svg:width="16.799cm" svg:height="13.114cm" svg:x="2.1cm" svg:y="14.107cm" presentation:class="notes" presentation:placeholder="true">
            <draw:text-box/>
          </draw:frame>
        </presentation:notes>
      </draw:page>
      <draw:page draw:name="page21" draw:style-name="dp1" draw:master-page-name="Standard">
        <office:forms form:automatic-focus="false" form:apply-design-mode="false"/>
        <draw:frame draw:style-name="gr15" draw:layer="layout" svg:width="20.619cm" svg:height="13.761cm" svg:x="3.714cm" svg:y="3.628cm">
          <draw:text-box>
            <text:p><text:s text:c="2"/>public static void main(String args[])</text:p>
            <text:p><text:s text:c="2"/>{</text:p>
            <text:p><text:s text:c="4"/>Frame <text:s text:c="2"/>f=new Frame <text:s/>(args.length&gt;0?args[0]:"no String - no fun");</text:p>
            <text:p><text:s text:c="4"/>myPanel p=new myPanel(args.length&gt;0?args[0]:"no String - no fun");</text:p>
            <text:p><text:s text:c="4"/>System.out.println(p.myString+" in main");</text:p>
            <text:p><text:s text:c="4"/>f.add(p);</text:p>
            <text:p><text:s text:c="4"/>f.addWindowListener(p);</text:p>
            <text:p><text:s text:c="4"/>f.pack(); //setSize(400,200);</text:p>
            <text:p><text:s text:c="4"/>f.setVisible(true);</text:p>
            <text:p><text:s text:c="4"/>f.repaint();</text:p>
            <text:p><text:s text:c="2"/>}</text:p>
            <text:p><text:s text:c="2"/></text:p>
            <text:p><text:s text:c="2"/>@Override</text:p>
            <text:p><text:s text:c="2"/>public void paint(Graphics gc)</text:p>
            <text:p><text:s text:c="2"/>{</text:p>
            <text:p><text:s text:c="4"/>//System.out.println(myString+" <text:s/>in paint");</text:p>
            <text:p><text:s text:c="4"/>gc.drawString(myString,10,20);</text:p>
            <text:p><text:s text:c="2"/>}</text:p>
            <text:p>}</text:p>
          </draw:text-box>
        </draw:frame>
        <presentation:notes draw:style-name="dp2">
          <draw:page-thumbnail draw:style-name="gr2" draw:layer="layout" svg:width="14.848cm" svg:height="11.135cm" svg:x="3.075cm" svg:y="2.257cm" draw:page-number="21" presentation:class="page"/>
          <draw:frame presentation:style-name="pr2" draw:layer="layout" svg:width="16.799cm" svg:height="13.11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1" draw:layer="layout" svg:width="25.199cm" svg:height="18.271cm" svg:x="1.4cm" svg:y="1.573cm" presentation:class="outline" presentation:user-transformed="true">
          <draw:text-box>
            <text:list text:style-name="L2">
              <text:list-item>
                <text:p>Statische Member haben Klassenbezug</text:p>
              </text:list-item>
              <text:list-item>
                <text:p>Statische Datenmember existieren nur ein mal für alle Instanzen der Klasse. Sie werden in dem Klassenobjekt, das in Java zu jeder Klasse zur Laufzeit existiert, angelegt.</text:p>
              </text:list-item>
              <text:list-item>
                <text:p>Statische Datenmember können über static Initializer oder eine Initialisierung in der Vereinbarung initialisert werden. Sie dürfen nicht in einem Constructor initialisiert werden. Ein static initializer besteht aus dem Schlüsselwort static, gefolgt von einem Block.</text:p>
              </text:list-item>
              <text:list-item>
                <text:p>Statische Methoden können ausgeführt werden, ohne dass es ein Objekt der Klasse, in der sie definiert sind gibt. Innerhalb der eigenen Klasse werden Sie durch Angabe ihres Namens aufgerufen, ansonsten durch Angabe des Klassennamens . Funktionsname oder Objekt, wenn es ein solches gibt . Funktionsname, natürlich gefolgt von der Parameterliste. Die Member der eigenen Klasse sind ihr nicht bekannt.</text:p>
              </text:list-item>
            </text:list>
          </draw:text-box>
        </draw:frame>
        <presentation:notes draw:style-name="dp2">
          <draw:page-thumbnail draw:style-name="gr2" draw:layer="layout" svg:width="14.848cm" svg:height="11.135cm" svg:x="3.075cm" svg:y="2.257cm" draw:page-number="22" presentation:class="page"/>
          <draw:frame presentation:style-name="pr2" draw:layer="layout" svg:width="16.799cm" svg:height="13.114cm" svg:x="2.1cm" svg:y="14.107cm" presentation:class="notes" presentation:placeholder="true">
            <draw:text-box/>
          </draw:frame>
        </presentation:notes>
      </draw:page>
      <draw:page draw:name="page23" draw:style-name="dp1" draw:master-page-name="Standard">
        <office:forms form:automatic-focus="false" form:apply-design-mode="false"/>
        <draw:frame draw:style-name="gr1" draw:layer="layout" svg:width="25.477cm" svg:height="17.396cm" svg:x="1.465cm" svg:y="2.292cm">
          <text:p/>
          <draw:object xlink:href="./Object 14" xlink:type="simple" xlink:show="embed" xlink:actuate="onLoad"/>
          <draw:image xlink:href="./ObjectReplacements/Object 14" xlink:type="simple" xlink:show="embed" xlink:actuate="onLoad"/>
        </draw:frame>
        <presentation:notes draw:style-name="dp2">
          <draw:page-thumbnail draw:style-name="gr2" draw:layer="layout" svg:width="14.848cm" svg:height="11.135cm" svg:x="3.075cm" svg:y="2.257cm" draw:page-number="23" presentation:class="page"/>
          <draw:frame presentation:style-name="pr2" draw:layer="layout" svg:width="16.799cm" svg:height="13.114cm" svg:x="2.1cm" svg:y="14.107cm" presentation:class="notes" presentation:placeholder="true">
            <draw:text-box/>
          </draw:frame>
        </presentation:notes>
      </draw:page>
      <draw:page draw:name="page24" draw:style-name="dp1" draw:master-page-name="Standard" presentation:presentation-page-layout-name="AL1T19">
        <draw:frame presentation:style-name="pr12" draw:layer="layout" svg:width="25.199cm" svg:height="1.829cm" svg:x="1.509cm" svg:y="0.237cm" presentation:class="title" presentation:user-transformed="true">
          <draw:text-box>
            <text:p>Objekte und Referenzen</text:p>
          </draw:text-box>
        </draw:frame>
        <draw:frame draw:style-name="gr1" draw:layer="layout" svg:width="26.145cm" svg:height="18.197cm" svg:x="1.11cm" svg:y="2.78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5cm" svg:x="3.075cm" svg:y="2.257cm" draw:page-number="24"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pitch="variable" style:font-charset="x-symbol"/>
    <style:font-face style:name="StarSymbol1" svg:font-family="StarSymbol, 'Arial Unicode MS'" style:font-family-generic="roman" style:font-pitch="variable" style:font-charset="x-symbol"/>
    <style:font-face style:name="StarSymbol5" svg:font-family="StarSymbol, 'Arial Unicode MS'" style:font-family-generic="system" style:font-pitch="variable" style:font-charset="x-symbol"/>
    <style:font-face style:name="Courier New1" svg:font-family="'Courier New'" style:font-family-generic="modern" style:font-pitch="fixed"/>
    <style:font-face style:name="Courier1" svg:font-family="Courier, 'Courier New'" style:font-family-generic="modern" style:font-pitch="fixed"/>
    <style:font-face style:name="Arial2" svg:font-family="Arial" style:font-pitch="variable"/>
    <style:font-face style:name="URW Gothic L" svg:font-family="'URW Gothic L'" style:font-pitch="variable"/>
    <style:font-face style:name="Arial3" svg:font-family="Arial" style:font-family-generic="modern" style:font-pitch="variable"/>
    <style:font-face style:name="Courier New" svg:font-family="'Courier New'" style:font-family-generic="modern" style:font-pitch="variable"/>
    <style:font-face style:name="Courier" svg:font-family="Courier, '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helvetica" svg:font-family="helvetica, Arial" style:font-family-generic="swiss" style:font-pitch="variable"/>
    <style:font-face style:name="Arial4"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tarSymbol4" svg:font-family="StarSymbol, 'Arial Unicode MS'" style:font-family-generic="system" style:font-pitch="variable"/>
    <style:font-face style:name="Times New Roman2" svg:font-family="'Times New Roman'"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4" style:font-size-asian="24pt" style:language-asian="zxx" style:country-asian="none" style:font-name-complex="Arial4"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4" style:font-family-asian="Arial"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Quotations" style:family="graphic">
      <style:paragraph-properties fo:margin-left="1.764cm" fo:margin-right="1.764cm" fo:margin-top="0cm" fo:margin-bottom="0.88cm" fo:text-indent="0cm"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Bullet_20_Symbols" style:display-name="Bullet Symbols" style:family="graphic">
      <style:paragraph-properties style:text-autospace="none"/>
      <style:text-properties style:font-name="StarSymbol3" fo:font-family="StarSymbol, 'Arial Unicode MS'" style:font-charset="x-symbol" fo:font-size="9pt" fo:language="en" fo:country="US" style:language-asian="en" style:country-asian="US" style:font-name-complex="StarSymbol3" style:font-family-complex="StarSymbol, 'Arial Unicode MS'" style:font-charset-complex="x-symbol" style:font-size-complex="9pt"/>
    </style:style>
    <style:style style:name="Heading" style:family="graphic">
      <style:paragraph-properties fo:margin-top="0.746cm" fo:margin-bottom="0.374cm" style:text-autospace="none"/>
      <style:text-properties style:use-window-font-color="true" style:font-name="Arial1" fo:font-family="Arial" style:font-family-generic="swiss" style:font-pitch="variable" fo:font-size="14pt" fo:language="de" fo:country="DE" style:language-asian="zxx" style:country-asian="none" style:font-name-complex="Arial1" style:font-family-complex="Arial" style:font-family-generic-complex="swiss" style:font-pitch-complex="variable" style:font-size-complex="14pt"/>
    </style:style>
    <style:style style:name="Body_20_Text" style:display-name="Body Tex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de" fo:country="DE"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de" fo:country="DE"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de" fo:country="DE" fo:font-style="italic"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de" fo:country="DE"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Condensed" style:font-family-asian="'DejaVu Sans Condensed'"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4" style:font-family-asian="Arial"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4" style:font-family-asian="Arial"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4" style:font-family-asian="Arial"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4" style:font-family-asian="Arial"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nold Beck</meta:initial-creator>
    <meta:creation-date>2010-10-24T18:33:06</meta:creation-date>
    <dc:date>2015-04-15T10:53:24.049396351</dc:date>
    <meta:editing-duration>PT23H13M34S</meta:editing-duration>
    <meta:editing-cycles>45</meta:editing-cycles>
    <meta:generator>LibreOffice/4.2.7.2$Linux_x86 LibreOffice_project/420m0$Build-2</meta:generator>
    <dc:creator>A. Beck</dc:creator>
    <meta:document-statistic meta:object-count="1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style:font-name="Helvetica" fo:font-size="12pt" style:text-underline-style="none"/>
    </style:style>
    <style:style style:name="P2" style:family="paragraph" style:parent-style-name="Standard">
      <style:text-properties style:font-name="Helvetica" fo:font-size="24pt" style:text-underline-style="solid" style:text-underline-width="auto" style:text-underline-color="font-color" style:font-size-asian="24pt" style:font-size-complex="24pt"/>
    </style:style>
    <style:style style:name="P3" style:family="paragraph" style:parent-style-name="Standard">
      <style:text-properties style:font-name="Helvetica" fo:font-size="24pt" style:text-underline-style="none" style:font-size-asian="24pt" style:font-size-complex="24pt"/>
    </style:style>
    <style:style style:name="P4" style:family="paragraph" style:parent-style-name="Standard" style:list-style-name="L1">
      <style:paragraph-properties fo:margin-top="0cm" fo:margin-bottom="0.199cm"/>
      <style:text-properties style:font-name="Helvetica" fo:font-size="24pt" style:text-underline-style="none" style:font-size-asian="24pt" style:font-size-complex="24pt"/>
    </style:style>
    <style:style style:name="P5" style:family="paragraph" style:parent-style-name="Standard" style:list-style-name="L1">
      <style:paragraph-properties fo:margin-top="0cm" fo:margin-bottom="0.199cm"/>
      <style:text-properties fo:font-size="24pt" style:font-size-asian="24pt" style:font-size-complex="24pt"/>
    </style:style>
    <style:style style:name="T1" style:family="text">
      <style:text-properties style:font-name="Helvetica" fo:font-size="12pt" style:text-underline-style="none"/>
    </style:style>
    <style:style style:name="T2" style:family="text">
      <style:text-properties style:font-name="Helvetica" fo:font-size="12pt" style:text-underline-style="solid" style:text-underline-width="auto" style:text-underline-color="font-color"/>
    </style:style>
    <style:style style:name="T3" style:family="text">
      <style:text-properties style:font-name="Helvetica" style:text-underline-style="none"/>
    </style:style>
    <style:style style:name="T4" style:family="text">
      <style:text-properties style:font-name="Helvetica" style:text-underline-style="solid" style:text-underline-width="auto" style:text-underline-color="font-color"/>
    </style:style>
    <style:style style:name="T5"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lassen</text:p>
      <text:p text:style-name="P3"/>
      <text:list xml:id="list1990169198" text:style-name="L1">
        <text:list-item>
          <text:p text:style-name="P4">Klassen beschreiben Objekte, die abstakte oder konkrete Sachverhalte modellieren.</text:p>
        </text:list-item>
        <text:list-item>
          <text:p text:style-name="P5"><text:span text:style-name="T3">Objekte sind durch einen Status gekennzeichnet (</text:span><text:span text:style-name="T4">State</text:span><text:span text:style-name="T3">). Der Status eines Objektes ergibt sich aus der Summe der Werte ihrer Instanzvariablen.</text:span></text:p>
        </text:list-item>
        <text:list-item>
          <text:p text:style-name="P4">Objekte sind durch ein, Ihnen eigenes Verhalten gekennzeichnet (<text:span text:style-name="T5">Behavior</text:span>). Das Verhalten der Objekte einer Klasse wird durch die Methoden der Klasse beschrieben.</text:p>
        </text:list-item>
        <text:list-item>
          <text:p text:style-name="P4">Der Zustand eines Objektes sollte privaten Charakter tragen, er sollte nach außen verborgen sein.</text:p>
        </text:list-item>
      </text:list>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style:font-name="Helvetica" fo:font-size="26pt" style:text-underline-style="none" style:font-size-asian="26pt" style:font-size-complex="26pt"/>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2402927" text:style-name="L1">
        <text:list-header>
          <text:p text:style-name="P1"/>
        </text:list-header>
        <text:list-item>
          <text:p text:style-name="P1">Instanzvariablen der erbenden Klasse überdecken gleichnamige Instanzvariablen der abgeleiteten Klasse.</text:p>
        </text:list-item>
        <text:list-item>
          <text:p text:style-name="P1">Vererbung wird über das Schlüsselwort extends eingeleitet.</text:p>
        </text:list-item>
        <text:list-item>
          <text:p text:style-name="P1">Wird eine abgeleitete Klasse instanziert, so werden zunächst die Defaultkonstruktoren der Basisklasse(n) gewissermaßen von innen nach außen ausgeführt. </text:p>
        </text:list-item>
        <text:list-item>
          <text:p text:style-name="P1">Ein spezieller Konstruktor der direkten Basisklasse kann über die Anweisung super(&lt;parameterliste&gt;) aufgerufen werden. Super(..) muss dabei die erste ausführbare Anweisung im Konstruktor sein.</text:p>
        </text:list-item>
      </text:list>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style:font-name="Helvetica" fo:font-size="24pt" style:text-underline-style="none" style:font-size-asian="24pt" style:font-size-complex="24pt"/>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77384196" text:style-name="L1">
        <text:list-header>
          <text:p text:style-name="P1"/>
        </text:list-header>
        <text:list-item>
          <text:p text:style-name="P1">Statische Funktionen können nicht auf die Memberdaten von Objekten der eigenen Klasse zugreifen, sie haben keine this-Referenz. Über eine explizite Referenzvariable geht es natürlich. Siehe Bsp. Vererbung.</text:p>
        </text:list-item>
        <text:list-item>
          <text:p text:style-name="P1">Eine typische statische Funktion ist die main-Funktion.</text:p>
        </text:list-item>
      </text:list>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Courier" svg:font-family="Courier" style:font-family-generic="modern" style:font-pitch="fixed"/>
    <style:font-face style:name="Courier (CE)" svg:font-family="'Courier (CE)'"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style:font-name="Helvetica" fo:font-size="22pt" style:text-underline-style="none" style:font-size-asian="22pt" style:font-size-complex="22pt"/>
    </style:style>
    <style:style style:name="P2" style:family="paragraph" style:parent-style-name="Standard" style:list-style-name="L1">
      <style:text-properties style:font-name="Courier" fo:font-size="22pt" style:text-underline-style="none" style:font-size-asian="22pt" style:font-size-complex="22pt"/>
    </style:style>
    <style:style style:name="T1" style:family="text">
      <style:text-properties style:font-name="Courier (CE)"/>
    </style:style>
    <text:list-style style:name="L1">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0.499cm" text:min-label-width="0.499cm"/>
        <style:text-properties style:font-name="StarSymbol"/>
      </text:list-level-style-bullet>
      <text:list-level-style-bullet text:level="3" style:num-suffix="." text:bullet-char="–">
        <style:list-level-properties text:space-before="0.999cm" text:min-label-width="0.499cm"/>
        <style:text-properties style:font-name="StarSymbol"/>
      </text:list-level-style-bullet>
      <text:list-level-style-bullet text:level="4" style:num-suffix="." text:bullet-char="–">
        <style:list-level-properties text:space-before="1.498cm" text:min-label-width="0.499cm"/>
        <style:text-properties style:font-name="StarSymbol"/>
      </text:list-level-style-bullet>
      <text:list-level-style-bullet text:level="5" style:num-suffix="." text:bullet-char="–">
        <style:list-level-properties text:space-before="1.997cm" text:min-label-width="0.499cm"/>
        <style:text-properties style:font-name="StarSymbol"/>
      </text:list-level-style-bullet>
      <text:list-level-style-bullet text:level="6" style:num-suffix="." text:bullet-char="–">
        <style:list-level-properties text:space-before="2.496cm" text:min-label-width="0.499cm"/>
        <style:text-properties style:font-name="StarSymbol"/>
      </text:list-level-style-bullet>
      <text:list-level-style-bullet text:level="7" style:num-suffix="." text:bullet-char="–">
        <style:list-level-properties text:space-before="2.995cm" text:min-label-width="0.499cm"/>
        <style:text-properties style:font-name="StarSymbol"/>
      </text:list-level-style-bullet>
      <text:list-level-style-bullet text:level="8" style:num-suffix="." text:bullet-char="–">
        <style:list-level-properties text:space-before="3.494cm" text:min-label-width="0.499cm"/>
        <style:text-properties style:font-name="StarSymbol"/>
      </text:list-level-style-bullet>
      <text:list-level-style-bullet text:level="9" style:num-suffix="." text:bullet-char="–">
        <style:list-level-properties text:space-before="3.994cm" text:min-label-width="0.499cm"/>
        <style:text-properties style:font-name="StarSymbol"/>
      </text:list-level-style-bullet>
      <text:list-level-style-bullet text:level="10" style:num-suffix="." text:bullet-char="–">
        <style:list-level-properties text:space-before="4.493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869856" text:style-name="L1">
        <text:list-item>
          <text:p text:style-name="P1">Wird eine Variable eines Klassentyps vereinbart, so ist dies grundsätzlich nur eine Referenzvariable.</text:p>
        </text:list-item>
        <text:list-item>
          <text:p text:style-name="P1">Das Objekt selbst wird mit new erzeugt. </text:p>
        </text:list-item>
        <text:list-item>
          <text:p text:style-name="P1">Ausnahmen sind beispielsweise initialisierte Strings oder initialisierte Arrays.</text:p>
          <text:p text:style-name="P2">String S1=<text:span text:style-name="T1">"</text:span>Hans Huckebein<text:span text:style-name="T1">";</text:span></text:p>
        </text:list-item>
        <text:list-item>
          <text:p text:style-name="P1">Das Objekt existiert, so lange es wenigstens eine Referenzvariable gibt, die dieses Objekt referenziert. Dies muss nicht die Referenzvariable sein, der bei der Erzeugung des Objektes die Referenz zugewiesen wurde.</text:p>
        </text:list-item>
        <text:list-item>
          <text:p text:style-name="P1">Bei der Zuweisung und bei der Übergabe von Objekten als Parameter oder Returnwerte wird ebenfalls immer nur die Referenz übergeben (Ausnahme bildet Remote Method Invocation). Dies ist im Gegensatz zu C/C++ unkritisch, weil die Lebenszeit des Objektes über die Existenz von wenigstens einer Referenzvariablen geregelt ist.</text:p>
        </text:list-item>
        <text:list-item>
          <text:p text:style-name="P1">Ein Objekt kann auch bei der Parameterübergabe an eine Methode erzeugt werden.</text:p>
          <text:p text:style-name="P2">Panel P1=new Panel(new BorderLayout(2,4));</text:p>
        </text:list-item>
      </text:list>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svg:font-family="Courier" style:font-family-generic="modern" style:font-pitch="fixed"/>
    <style:font-face style:name="Courier (CE)" svg:font-family="'Courier (CE)'"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style:font-name="helvetica" fo:font-size="16pt" style:text-underline-style="none"/>
    </style:style>
    <style:style style:name="P2" style:family="paragraph" style:parent-style-name="Standard">
      <style:text-properties style:font-name="helvetica" fo:font-size="24pt" style:text-underline-style="none" style:font-size-asian="24pt" style:font-size-complex="24pt"/>
    </style:style>
    <style:style style:name="P3" style:family="paragraph" style:parent-style-name="Standard">
      <style:text-properties style:font-name="helvetica" fo:font-size="24pt" style:text-underline-style="none"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classdelaration&gt;::</text:p>
      <text:p text:style-name="P2">{&lt;class_modifier&gt;} 'class' &lt;identifier&gt; ['extends' &lt;class_identifier&gt;]</text:p>
      <text:p text:style-name="P2"><text:s/>[ 'implements' &lt;interface_identifier&gt;','{&lt;interface_identifier&gt;}] </text:p>
      <text:p text:style-name="P2">'{' {&lt;memberdeclaration&gt;} '}'</text:p>
      <text:p text:style-name="P2"/>
      <text:p text:style-name="P2">&lt;class_modifier&gt;::</text:p>
      <text:p text:style-name="P2">'public' | 'private' | 'abstract' | 'final'</text:p>
      <text:p text:style-name="P1"/>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style:font-name="helvetica" fo:font-size="22pt" style:text-underline-style="none" style:font-size-asian="22pt" style:font-size-complex="2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T1" style:family="text">
      <style:text-properties fo:font-size="22pt" style:font-size-asian="22pt" style:font-size-complex="22pt"/>
    </style:style>
    <style:style style:name="gr1" style:family="graphic">
      <style:graphic-properties draw:opacity="30%" draw:textarea-horizontal-align="justify" draw:textarea-vertical-align="middle" draw:auto-grow-height="false" fo:min-height="0cm" fo:min-width="0cm" fo:wrap-option="no-wrap"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memberdeclaration&gt;::</text:p>
      <text:p text:style-name="P1">&lt;data_member_declaration&gt; | &lt;method_declaration&gt;| &lt;inner_classdecl&gt;</text:p>
      <text:p text:style-name="P1"/>
      <text:p text:style-name="P1">&lt;data_member_declaration&gt;::</text:p>
      <text:p text:style-name="P1">{&lt;data_member_modifier&gt;} &lt;type&gt; &lt;identifier&gt; ['=' &lt;initializing&gt;] ';'</text:p>
      <text:p text:style-name="P1"/>
      <text:p text:style-name="P1">&lt;data_member_modifier&gt;::</text:p>
      <text:p text:style-name="P1"><draw:custom-shape text:anchor-type="paragraph" draw:z-index="0" draw:style-name="gr1" draw:text-style-name="P3" svg:width="5.922cm" svg:height="1.156cm" svg:x="19.653cm" svg:y="0.616cm"><text:p text:style-name="P2"><text:span text:style-name="T1">Im Interface</text:span></text:p><draw:enhanced-geometry svg:viewBox="0 0 21600 21600" draw:text-areas="800 800 20800 20800" draw:type="round-rectangular-callout" draw:modifiers="8355.68790946992 65228.04878048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ublic' | 'private' | 'protected' | 'static' | 'final'</text:p>
      <text:p text:style-name="P1"/>
      <text:p text:style-name="P1">&lt;method_declaration&gt;::</text:p>
      <text:p text:style-name="P1">{&lt;method_modifier&gt;} [&lt;type&gt;] &lt;identifier&gt; '(' [ &lt;parameter_list&gt; ] ')' </text:p>
      <text:p text:style-name="P1"><text:tab/><text:tab/><text:tab/><text:tab/><text:tab/><text:tab/><text:tab/><text:tab/><text:tab/><text:tab/><text:tab/><text:tab/><text:tab/><text:tab/><text:tab/><text:tab/><text:tab/>( ';' | &lt;block&gt; )</text:p>
      <text:p text:style-name="P1"><draw:custom-shape text:anchor-type="paragraph" draw:z-index="1" draw:style-name="gr1" draw:text-style-name="P3" svg:width="5.922cm" svg:height="1.156cm" svg:x="19.794cm" svg:y="0.928cm"><text:p text:style-name="P2"><text:span text:style-name="T1">In der Klasse</text:span></text:p><draw:enhanced-geometry svg:viewBox="0 0 21600 21600" draw:text-areas="800 800 20800 20800" draw:type="round-rectangular-callout" draw:modifiers="17817.7486599166 -19887.80487804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lt;method_modifier&gt;::</text:p>
      <text:p text:style-name="P1">'public' | 'private' | 'protected' | 'static' | 'final' | 'abstract'</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1.065cm" fo:margin-right="0cm" fo:text-indent="0cm" style:auto-text-indent="false"/>
      <style:text-properties style:font-name="Helvetica" fo:font-size="12pt"/>
    </style:style>
    <style:style style:name="P2" style:family="paragraph" style:parent-style-name="Standard">
      <style:paragraph-properties fo:margin-left="1.065cm" fo:margin-right="0cm" fo:text-indent="0cm" style:auto-text-indent="false"/>
      <style:text-properties style:font-name="Courier" fo:font-size="24pt" style:font-size-asian="24pt" style:font-size-complex="24pt"/>
    </style:style>
    <style:style style:name="P3" style:family="paragraph" style:parent-style-name="Standard">
      <style:paragraph-properties fo:margin-left="1.099cm" fo:margin-right="0cm" fo:text-indent="0cm" style:auto-text-indent="false"/>
      <style:text-properties style:font-name="Courier" fo:font-size="10pt"/>
    </style:style>
    <style:style style:name="P4" style:family="paragraph" style:parent-style-name="Standard">
      <style:text-properties style:font-name="Courier" fo:font-size="24pt" style:font-size-asian="24pt" style:font-size-complex="24pt"/>
    </style:style>
    <style:style style:name="P5" style:family="paragraph" style:parent-style-name="Standard" style:list-style-name="L1">
      <style:text-properties style:font-name="Helvetica" fo:font-size="26pt" style:font-size-asian="26pt" style:font-size-complex="26pt"/>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1848646589" text:style-name="L1">
        <text:list-header>
          <text:p text:style-name="P5">Einem Initialisierer kann der Modifier static vorangestellt werden, er dient dann der Initialisierung der statischen Variablen der Klasse, also der Variablen mit Klassenbezug.</text:p>
        </text:list-header>
        <text:list-item>
          <text:p text:style-name="P5">Seine Ausführung erfolgt unmittelbar nach dem Laden der Klasse.</text:p>
        </text:list-item>
      </text:list>
      <text:p text:style-name="P4"/>
      <text:p text:style-name="P4"/>
      <text:p text:style-name="P2">public final class jdbcMysqlDriver </text:p>
      <text:p text:style-name="P2"><text:s text:c="19"/>implements Driver</text:p>
      <text:p text:style-name="P2">{</text:p>
      <text:p text:style-name="P2">/** Self instantiation */</text:p>
      <text:p text:style-name="P2">static { new jdbcMysqlDriver(); </text:p>
      <text:p text:style-name="P2">}</text:p>
      <text:p text:style-name="P2"/>
      <text:p text:style-name="P2">. . .</text:p>
      <text:p text:style-name="P1"/>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P1" style:family="paragraph" style:parent-style-name="Standard" style:list-style-name="L1">
      <style:text-properties style:font-name="Helvetica" fo:font-size="22pt" style:text-underline-style="none" style:font-size-asian="22pt" style:font-size-complex="22pt"/>
    </style:style>
    <style:style style:name="P2" style:family="paragraph" style:parent-style-name="Standard" style:list-style-name="L2">
      <style:text-properties style:font-name="Helvetica" fo:font-size="22pt" style:text-underline-style="none" style:font-size-asian="22pt" style:font-size-complex="22pt"/>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0092669" text:style-name="L1">
        <text:list-item>
          <text:p text:style-name="P1">Vererbung ist eines der zentralen Konzepte der objektorientierten Programmierung.</text:p>
        </text:list-item>
        <text:list-item>
          <text:p text:style-name="P1">Java kennt keine Mehrfachvererbung, eine Klasse kann immer nur von einer Basisklasse erben, aber beliebig viele Interfaces implementieren.</text:p>
        </text:list-item>
      </text:list>
      <text:list xml:id="list67599873" text:style-name="L2">
        <text:list-item>
          <text:p text:style-name="P2">erbt eine Klasse von einer anderen Klasse, so werden alle Methoden und Member von der Basisklasse in die erbende Klasse übernommen. Ob sie auch sichtbar sind, hängt von den jeweiligen Sichtbarkeitsmodifikatoren ab.</text:p>
        </text:list-item>
        <text:list-item>
          <text:p text:style-name="P2">Die erbende Klasse kann weitere Methoden oder Memberdaten zufügen, die Basisklasse wird erweitert.</text:p>
        </text:list-item>
        <text:list-item>
          <text:p text:style-name="P2">Die erbende Klasse kann Methoden der Basisklasse überschreiben, dh. Methoden mit der gleichen Signatur, wie es sie bereits in der Basisklasse gibt, definieren. Man spricht von überschriebenen Methoden. Die erbende Klasse stellt in diesem Falle eine Spezialisierung der Basisklasse dar. Überschriebene Methoden verhalten sich in Java in etwa wie virtuelle Methoden in C++, dh. für die Auswahl der tatsächlich auszuführenden Funktion ist der Typ der Referenzvariablen nicht von Bedeutung.</text:p>
        </text:list-item>
      </text:list>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